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t_notificaca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dt_primeiros_sintomas</text:p>
          </table:table-cell>
          <table:table-cell office:value-type="string" calcext:value-type="string">
            <text:p>sintomas</text:p>
          </table:table-cell>
          <table:table-cell office:value-type="string" calcext:value-type="string">
            <text:p>comorbidades</text:p>
          </table:table-cell>
          <table:table-cell office:value-type="string" calcext:value-type="string">
            <text:p>hospitalizaca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evolucao</text:p>
          </table:table-cell>
          <table:table-cell office:value-type="string" calcext:value-type="string">
            <text:p>dt_obito</text:p>
          </table:table-cell>
          <table:table-cell office:value-type="string" calcext:value-type="string">
            <text:p>cd_municipio</text:p>
          </table:table-cell>
          <table:table-cell office:value-type="string" calcext:value-type="string">
            <text:p>faixa_etari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archetypeMetadata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<text:s/>DOR DE GARGANTA <text:s/>CEFALEIA PERDA DE OLFATO E PALADAR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4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TOSSE <text:s/>DOR NO CORPOASTENIA E ANOSM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46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3-06 00:00:00+00</text:p>
          </table:table-cell>
          <table:table-cell office:value-type="string" calcext:value-type="string">
            <text:p>DOR DE GARGANTA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47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CEFALEIA MOLEZA OBSTRUCAO NASAL CORIZ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4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48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48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49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TOSSE <text:s/>CEFAL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49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0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DOR DE GARGANTA <text:s/>CEFAL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 office:value-type="string" calcext:value-type="string">
            <text:p>2020-04-22 00:00:00+00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0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TOSSE <text:s/>DISPNEIA <text:s/>DESCONFORTO RESPIRATORIO <text:s/>SATURACAO O2 MENOR QUE 95%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 office:value-type="string" calcext:value-type="string">
            <text:p>2020-04-20 00:00:00+00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1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<text:s/>TOSSE <text:s/>DOR DE GARGANTA <text:s/>DIARREI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1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<text:s/>TOSSE <text:s/>DOR DE CABECA </text:p>
          </table:table-cell>
          <table:table-cell table:number-columns-repeated="9"/>
          <table:table-cell table:number-columns-repeated="2" office:value-type="string" calcext:value-type="string">
            <text:p>2020-07-14 22:14:55.52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AO</text:p>
          </table:table-cell>
          <table:table-cell/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 office:value-type="string" calcext:value-type="string">
            <text:p>NA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4"/>
          <table:table-cell table:number-columns-repeated="2" office:value-type="string" calcext:value-type="string">
            <text:p>2020-07-14 22:14:55.52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OUTROS</text:p>
          </table:table-cell>
          <table:table-cell office:value-type="float" office:value="352000381150" calcext:value-type="float">
            <text:p>35200038115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3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DOR DE GARGANTA FEBRE TOSSE OUTROS</text:p>
          </table:table-cell>
          <table:table-cell office:value-type="float" office:value="262000381087" calcext:value-type="float">
            <text:p>26200038108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3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TOSSE DOR DE GARGANTA</text:p>
          </table:table-cell>
          <table:table-cell office:value-type="float" office:value="262000380699" calcext:value-type="float">
            <text:p>26200038069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3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DOR DE GARGANTA OUTROS</text:p>
          </table:table-cell>
          <table:table-cell office:value-type="float" office:value="262000380910" calcext:value-type="float">
            <text:p>26200038091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4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5 00:00:00+00</text:p>
          </table:table-cell>
          <table:table-cell office:value-type="string" calcext:value-type="string">
            <text:p>FEBRE <text:s/>TOSSE <text:s/>DOR DE GARGANTA <text:s/>DISPNEIA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4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TOSSE FEBRE</text:p>
          </table:table-cell>
          <table:table-cell office:value-type="float" office:value="262000381348" calcext:value-type="float">
            <text:p>26200038134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4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TOSSE <text:s/>DOR DE GARGANTA</text:p>
          </table:table-cell>
          <table:table-cell office:value-type="string" calcext:value-type="string">
            <text:p>REFERE DIARREIA E CEFALE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5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6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6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<text:s/>TOSSE <text:s/>CANSACO DORES DE CABECA E DIARREIA</text:p>
          </table:table-cell>
          <table:table-cell office:value-type="string" calcext:value-type="string">
            <text:p>&lt;SPAN STYLE=FONTFAMILY: TAHOMA ARIAL HELVETICA SANSSERIF FONTSIZE: 12PX&gt;&amp;NBSPAMOSTRA DE PROFISSIONAL SINTOMATICO&lt;SPAN&gt;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7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FEBRE TOSSE OUTROS</text:p>
          </table:table-cell>
          <table:table-cell office:value-type="float" office:value="262000380575" calcext:value-type="float">
            <text:p>26200038057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8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ISPNEI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DISPNEIA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59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59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0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3-16 00:00:00+00</text:p>
          </table:table-cell>
          <table:table-cell office:value-type="string" calcext:value-type="string">
            <text:p>DISPNEI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0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DOR DE GARGANTA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1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1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1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FEBRE <text:s/>TOSS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2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ISPNEI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2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2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3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3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<text:s/>TOSSE <text:s/>DISPNEIA <text:s/>DESCONFORTO RESPIRATORIO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3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64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<text:s/>TOSSE <text:s/>DOR DE GARGANTA <text:s/>DISPNEIA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<text:s/>TOSSE <text:s/>DOR DE GARGANTA <text:s/>DESCONFORTO RESPIRATORIO</text:p>
          </table:table-cell>
          <table:table-cell office:value-type="string" calcext:value-type="string">
            <text:p>SATURACAO 98%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4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<text:s/>TOSSE <text:s/>DOR DE GARGANTA <text:s/>DESCONFORTO RESPIRATORIO</text:p>
          </table:table-cell>
          <table:table-cell office:value-type="string" calcext:value-type="string">
            <text:p>SATURACAO 98%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TOSSE <text:s/>DESCONFORTO RESPIRATORIO</text:p>
          </table:table-cell>
          <table:table-cell office:value-type="string" calcext:value-type="string">
            <text:p>FALTA PALADAR FALTA CHEIR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65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CEFALEIA ESPIRR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5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<text:s/>TOSS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<text:s/>TOSSE <text:s/>DOR DE GARGANTA <text:s/>DISPNEIA <text:s/>DESCONFORTO RESPIRATORIO <text:s/>SATURACAO O2 MENOR QUE 95%</text:p>
          </table:table-cell>
          <table:table-cell office:value-type="string" calcext:value-type="string">
            <text:p>ASTENIAHIPOREX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6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<text:s/>TOSSE <text:s/>DOR DE GARGANTA</text:p>
          </table:table-cell>
          <table:table-cell office:value-type="string" calcext:value-type="string">
            <text:p>SATURACAO 98%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7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FEBRE <text:s/>TOSSE <text:s/>DISPNEIA <text:s/>DESCONFORTO RESPIRATORIO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7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DIARREIA E VOMITO FEBRE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7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table:number-columns-repeated="2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TOSSE DISPNEI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78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7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7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TOSSE <text:s/>DOR DE CABECA E DIARR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9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TOSSE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79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FEBR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0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<text:s/>TOSSE <text:s/>DOR DE GARGANTA <text:s/>DISPN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<text:s/>DOR DE GARGANT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0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1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BRE <text:s/>TOSSE <text:s/>DOR DE GARGANT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1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1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DOR DE GARGANTA TOSSE OUTROS</text:p>
          </table:table-cell>
          <table:table-cell office:value-type="float" office:value="262000420269" calcext:value-type="float">
            <text:p>26200042026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1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BRE TOSSE</text:p>
          </table:table-cell>
          <table:table-cell office:value-type="float" office:value="262000420503" calcext:value-type="float">
            <text:p>26200042050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2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</text:p>
          </table:table-cell>
          <table:table-cell office:value-type="float" office:value="262000419155" calcext:value-type="float">
            <text:p>26200041915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2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OUTROS</text:p>
          </table:table-cell>
          <table:table-cell office:value-type="float" office:value="262000414917" calcext:value-type="float">
            <text:p>26200041491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3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DOR DE GARGANTA DISPNEIA</text:p>
          </table:table-cell>
          <table:table-cell office:value-type="float" office:value="262000414909" calcext:value-type="float">
            <text:p>26200041490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3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<text:s/>TOSSE <text:s/>DOR DE GARGANTA <text:s/>DISPNEIA <text:s/>DESCONFORTO RESPIRATORIO</text:p>
          </table:table-cell>
          <table:table-cell office:value-type="string" calcext:value-type="string">
            <text:p>DOENCA RENAL CRONICA E CARDIOVASCULAR CRONIC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DISPNEIA FEBRE TOSSE OUTROS</text:p>
          </table:table-cell>
          <table:table-cell office:value-type="float" office:value="262000416076" calcext:value-type="float">
            <text:p>26200041607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4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DOR DE GARGANTA TOSSE</text:p>
          </table:table-cell>
          <table:table-cell office:value-type="float" office:value="262000415723" calcext:value-type="float">
            <text:p>26200041572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5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5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5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6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</text:p>
          </table:table-cell>
          <table:table-cell office:value-type="float" office:value="232000421640" calcext:value-type="float">
            <text:p>23200042164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6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OR DE GARGANTA</text:p>
          </table:table-cell>
          <table:table-cell office:value-type="float" office:value="262000423800" calcext:value-type="float">
            <text:p>26200042380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6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TOSSE DOR DE GARGANTA DISPNEIA</text:p>
          </table:table-cell>
          <table:table-cell office:value-type="float" office:value="262000423760" calcext:value-type="float">
            <text:p>26200042376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7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DISPNEIA OUTROS</text:p>
          </table:table-cell>
          <table:table-cell office:value-type="float" office:value="332000424131" calcext:value-type="float">
            <text:p>33200042413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7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DOR DE GARGANTA TOSSE OUTROS</text:p>
          </table:table-cell>
          <table:table-cell office:value-type="float" office:value="352000421735" calcext:value-type="float">
            <text:p>35200042173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3-30 00:00:00+00</text:p>
          </table:table-cell>
          <table:table-cell office:value-type="string" calcext:value-type="string">
            <text:p>FEBRE <text:s/>TOSSE <text:s/>DOR DE GARGANTA <text:s/>DISPNEIA <text:s/>DESCONFORTO RESPIRATORIO</text:p>
          </table:table-cell>
          <table:table-cell office:value-type="string" calcext:value-type="string">
            <text:p>ANOSMIA CEFALE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88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OUTROS FEBRE</text:p>
          </table:table-cell>
          <table:table-cell office:value-type="float" office:value="262000408926" calcext:value-type="float">
            <text:p>26200040892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OUTROS DISPNEIA</text:p>
          </table:table-cell>
          <table:table-cell office:value-type="float" office:value="262000407891" calcext:value-type="float">
            <text:p>26200040789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408641" calcext:value-type="float">
            <text:p>26200040864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9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TOSSE DOR DE GARGANTA</text:p>
          </table:table-cell>
          <table:table-cell office:value-type="float" office:value="262000412249" calcext:value-type="float">
            <text:p>26200041224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89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412407" calcext:value-type="float">
            <text:p>26200041240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0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<text:s/>DESCONFORTO RESPIRATORIO <text:s/>SATURACAO O2 MENOR QUE 95%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0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OUTROS</text:p>
          </table:table-cell>
          <table:table-cell office:value-type="float" office:value="262000412673" calcext:value-type="float">
            <text:p>26200041267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412784" calcext:value-type="float">
            <text:p>26200041278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1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410776" calcext:value-type="float">
            <text:p>26200041077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1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<text:s/>TOSSE <text:s/>DISPNEIA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1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OUTROS</text:p>
          </table:table-cell>
          <table:table-cell table:number-columns-repeated="2"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2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<text:s/>DISPNEIA <text:s/>DESCONFORTO RESPIRATORIO <text:s/>SATURACAO O2 MENOR QUE 95%</text:p>
          </table:table-cell>
          <table:table-cell office:value-type="string" calcext:value-type="string">
            <text:p>SONOLENCIA</text:p>
          </table:table-cell>
          <table:table-cell table:number-columns-repeated="8"/>
          <table:table-cell table:number-columns-repeated="2" office:value-type="string" calcext:value-type="string">
            <text:p>2020-07-14 22:14:55.92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  <table:table-cell table:number-columns-repeated="2" office:value-type="string" calcext:value-type="string">
            <text:p>2020-07-14 22:14:55.93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  <table:table-cell table:number-columns-repeated="2" office:value-type="string" calcext:value-type="string">
            <text:p>2020-07-14 22:14:55.93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/>
          <table:table-cell office:value-type="string" calcext:value-type="string">
            <text:p>OBITO</text:p>
          </table:table-cell>
          <table:table-cell table:style-name="ce1" office:value-type="string" calcext:value-type="string">
            <text:p>2020-04-23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5"/>
          <table:table-cell table:number-columns-repeated="2" office:value-type="string" calcext:value-type="string">
            <text:p>2020-07-14 22:14:55.93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BR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4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TOSSE DISPNEIA OUTROS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5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TOSSE <text:s/>DISPNEIA <text:s/>SATURACAO O2 MENOR QUE 95%</text:p>
          </table:table-cell>
          <table:table-cell office:value-type="string" calcext:value-type="string">
            <text:p>CEFALE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5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TOSSE <text:s/>DOR DE GARGANT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FEBRE <text:s/>TOSSE</text:p>
          </table:table-cell>
          <table:table-cell office:value-type="string" calcext:value-type="string">
            <text:p>MIALG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6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TOSS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6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<text:s/>DESCONFORTO RESPIRATORIO</text:p>
          </table:table-cell>
          <table:table-cell office:value-type="string" calcext:value-type="string">
            <text:p>REBAIXAMENTO DO NIVEL DE COSNCIENC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7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TOSSE <text:s/>DOR DE GARGANT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7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8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<text:s/>TOSSE <text:s/>DOR DE GARGANTA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8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8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FEBRE <text:s/>TOSSE <text:s/>DOR DE GARGANTA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5.9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BRE TOSSE DISPNEIA OUTROS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9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5.99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0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0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BRE <text:s/>DOR DE GARGANTA</text:p>
          </table:table-cell>
          <table:table-cell office:value-type="string" calcext:value-type="string">
            <text:p>MIAUG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0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1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1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59" calcext:value-type="float">
            <text:p>22559</text:p>
          </table:table-cell>
          <table:table-cell office:value-type="string" calcext:value-type="string">
            <text:p>2020-07-03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ESCARTADO</text:p>
          </table:table-cell>
          <table:table-cell office:value-type="string" calcext:value-type="string">
            <text:p>NEGATIVO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5:49.55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1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TOSSE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2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4-2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TOSS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2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TOSSE <text:s/>DISPN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3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3 00:00:00+00</text:p>
          </table:table-cell>
          <table:table-cell office:value-type="string" calcext:value-type="string">
            <text:p>FEBRE TOSSE</text:p>
          </table:table-cell>
          <table:table-cell office:value-type="float" office:value="262000388967" calcext:value-type="float">
            <text:p>26200038896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3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<text:s/>TOSSE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3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TOSSE <text:s/>DISPNEIA <text:s/>DESCONFORTO RESPIRATORIO <text:s/>SATURACAO O2 MENOR QUE 95%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3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5 00:00:00+00</text:p>
          </table:table-cell>
          <table:table-cell office:value-type="string" calcext:value-type="string">
            <text:p>DOR DE GARGANTA FEBRE TOSSE</text:p>
          </table:table-cell>
          <table:table-cell office:value-type="float" office:value="262000390170" calcext:value-type="float">
            <text:p>26200039017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4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FEBRE</text:p>
          </table:table-cell>
          <table:table-cell office:value-type="float" office:value="262000390020" calcext:value-type="float">
            <text:p>26200039002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4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<text:s/>TOSSE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10-1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4-2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IMUNOSSUPRESSAO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10-1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5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5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TOSSE DOR DE GARGANTA</text:p>
          </table:table-cell>
          <table:table-cell office:value-type="float" office:value="262000382954" calcext:value-type="float">
            <text:p>26200038295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<text:s/>DISPNEIA <text:s/>DESCONFORTO RESPIRATORIO <text:s/>SATURACAO O2 MENOR QUE 95%</text:p>
          </table:table-cell>
          <table:table-cell office:value-type="string" calcext:value-type="string">
            <text:p>DOR TORACIC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6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BRE <text:s/>TOSSE <text:s/>DOR DE GARGANTA</text:p>
          </table:table-cell>
          <table:table-cell office:value-type="string" calcext:value-type="string">
            <text:p>REFERE DOR NO CORPO E CEFALE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6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BRE <text:s/>TOSSE <text:s/>DISPN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<text:s/>TOSSE <text:s/>DISPNEIA <text:s/>SATURACAO O2 MENOR QUE 95%</text:p>
          </table:table-cell>
          <table:table-cell office:value-type="string" calcext:value-type="string">
            <text:p>DOR TORACIC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7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TOSSE</text:p>
          </table:table-cell>
          <table:table-cell office:value-type="float" office:value="262000381621" calcext:value-type="float">
            <text:p>26200038162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7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<text:s/>TOSSE</text:p>
          </table:table-cell>
          <table:table-cell office:value-type="string" calcext:value-type="string">
            <text:p>CONSTIPACAO INTESTINAL E DISTENSAO ABDOMINAL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DISPNEIA FEBRE TOSSE OUTROS</text:p>
          </table:table-cell>
          <table:table-cell office:value-type="float" office:value="262000381637" calcext:value-type="float">
            <text:p>26200038163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8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BRE <text:s/>TOSSE <text:s/>DOR DE GARGANTA</text:p>
          </table:table-cell>
          <table:table-cell office:value-type="string" calcext:value-type="string">
            <text:p>SATURACAO 98%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0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388406" calcext:value-type="float">
            <text:p>26200038840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FEBRE OUTROS</text:p>
          </table:table-cell>
          <table:table-cell office:value-type="float" office:value="262000388568" calcext:value-type="float">
            <text:p>26200038856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9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TOSSE FEBRE DOR DE GARGANTA</text:p>
          </table:table-cell>
          <table:table-cell office:value-type="float" office:value="262000388164" calcext:value-type="float">
            <text:p>26200038816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09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OUTROS</text:p>
          </table:table-cell>
          <table:table-cell office:value-type="float" office:value="262000387148" calcext:value-type="float">
            <text:p>26200038714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0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OUTROS TOSSE</text:p>
          </table:table-cell>
          <table:table-cell office:value-type="float" office:value="262000384007" calcext:value-type="float">
            <text:p>262000384007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TOSSE <text:s/>DOR DE GARGANTA <text:s/>DISPNEIA <text:s/>DESCONFORTO RESPIRATORIO <text:s/>SATURACAO O2 MENOR QUE 95%</text:p>
          </table:table-cell>
          <table:table-cell office:value-type="string" calcext:value-type="string">
            <text:p>TAQUICARD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0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385136" calcext:value-type="float">
            <text:p>26200038513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1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TOSSE FEBRE OUTROS</text:p>
          </table:table-cell>
          <table:table-cell office:value-type="float" office:value="262000385292" calcext:value-type="float">
            <text:p>262000385292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1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OUTROS</text:p>
          </table:table-cell>
          <table:table-cell office:value-type="float" office:value="262000402033" calcext:value-type="float">
            <text:p>26200040203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1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TOSSE OUTROS</text:p>
          </table:table-cell>
          <table:table-cell office:value-type="float" office:value="262000402121" calcext:value-type="float">
            <text:p>26200040212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DOR DE GARGANTA TOSSE</text:p>
          </table:table-cell>
          <table:table-cell office:value-type="float" office:value="262000401256" calcext:value-type="float">
            <text:p>26200040125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2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OUTROS TOSSE</text:p>
          </table:table-cell>
          <table:table-cell office:value-type="float" office:value="262000402629" calcext:value-type="float">
            <text:p>26200040262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2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FEBRE OUTROS</text:p>
          </table:table-cell>
          <table:table-cell office:value-type="float" office:value="262000402971" calcext:value-type="float">
            <text:p>26200040297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2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TOSSE DISPNEIA</text:p>
          </table:table-cell>
          <table:table-cell office:value-type="float" office:value="262000398243" calcext:value-type="float">
            <text:p>26200039824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3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DOR DE GARGANTA FEBRE OUTROS</text:p>
          </table:table-cell>
          <table:table-cell office:value-type="float" office:value="262000399144" calcext:value-type="float">
            <text:p>26200039914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3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TOSSE FEBRE</text:p>
          </table:table-cell>
          <table:table-cell office:value-type="float" office:value="262000399635" calcext:value-type="float">
            <text:p>26200039963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3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TOSSE</text:p>
          </table:table-cell>
          <table:table-cell office:value-type="float" office:value="262000406361" calcext:value-type="float">
            <text:p>262000406361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TOSSE</text:p>
          </table:table-cell>
          <table:table-cell office:value-type="float" office:value="262000406896" calcext:value-type="float">
            <text:p>262000406896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4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5 00:00:00+00</text:p>
          </table:table-cell>
          <table:table-cell office:value-type="string" calcext:value-type="string">
            <text:p>TOSSE</text:p>
          </table:table-cell>
          <table:table-cell office:value-type="float" office:value="262000406485" calcext:value-type="float">
            <text:p>26200040648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4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TOSSE</text:p>
          </table:table-cell>
          <table:table-cell office:value-type="float" office:value="262000406228" calcext:value-type="float">
            <text:p>26200040622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4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DOR DE GARGANTA</text:p>
          </table:table-cell>
          <table:table-cell office:value-type="float" office:value="262000405902" calcext:value-type="float">
            <text:p>262000405902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BRE OUTROS</text:p>
          </table:table-cell>
          <table:table-cell office:value-type="float" office:value="262000406118" calcext:value-type="float">
            <text:p>26200040611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5 00:00:00+00</text:p>
          </table:table-cell>
          <table:table-cell office:value-type="string" calcext:value-type="string">
            <text:p>TOSSE</text:p>
          </table:table-cell>
          <table:table-cell office:value-type="float" office:value="262000406075" calcext:value-type="float">
            <text:p>262000406075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5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</text:p>
          </table:table-cell>
          <table:table-cell office:value-type="float" office:value="262000407232" calcext:value-type="float">
            <text:p>262000407232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6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3 00:00:00+00</text:p>
          </table:table-cell>
          <table:table-cell office:value-type="string" calcext:value-type="string">
            <text:p>DOR DE GARGANTA OUTROS</text:p>
          </table:table-cell>
          <table:table-cell office:value-type="float" office:value="262000406672" calcext:value-type="float">
            <text:p>262000406672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6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3-20 00:00:00+00</text:p>
          </table:table-cell>
          <table:table-cell office:value-type="string" calcext:value-type="string">
            <text:p>TOSSE</text:p>
          </table:table-cell>
          <table:table-cell office:value-type="float" office:value="262000406743" calcext:value-type="float">
            <text:p>262000406743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6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DOR DE GARGANTA</text:p>
          </table:table-cell>
          <table:table-cell office:value-type="string" calcext:value-type="string">
            <text:p>CEFALEIA E AUMENTO DA P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TOSSE</text:p>
          </table:table-cell>
          <table:table-cell office:value-type="float" office:value="262000405498" calcext:value-type="float">
            <text:p>26200040549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7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-04-22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TOSSE</text:p>
          </table:table-cell>
          <table:table-cell office:value-type="float" office:value="262000405008" calcext:value-type="float">
            <text:p>26200040500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7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8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TOSSE <text:s/>DISPNEIA</text:p>
          </table:table-cell>
          <table:table-cell office:value-type="string" calcext:value-type="string">
            <text:p>INAPETENCIA E MIALG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8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8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<text:s/>TOSSE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8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9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FEBRE TOSSE</text:p>
          </table:table-cell>
          <table:table-cell office:value-type="float" office:value="262000393244" calcext:value-type="float">
            <text:p>26200039324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19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4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PERDA DE OLFATO E PALADAR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19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TOSSE OUTROS</text:p>
          </table:table-cell>
          <table:table-cell office:value-type="float" office:value="252000397594" calcext:value-type="float">
            <text:p>252000397594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0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 OUTROS</text:p>
          </table:table-cell>
          <table:table-cell office:value-type="float" office:value="252000396189" calcext:value-type="float">
            <text:p>252000396189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0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</text:p>
          </table:table-cell>
          <table:table-cell office:value-type="float" office:value="262000390500" calcext:value-type="float">
            <text:p>262000390500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1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<text:s/>TOSSE</text:p>
          </table:table-cell>
          <table:table-cell office:value-type="string" calcext:value-type="string">
            <text:p>CEFALEIA ALGIA EM TODO O CORPO DEFICIENCIA OLFATIVA E GUSTATIV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1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-04-24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OUTROS</text:p>
          </table:table-cell>
          <table:table-cell office:value-type="float" office:value="262000392118" calcext:value-type="float">
            <text:p>262000392118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1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<text:s/>TOSSE <text:s/>DISPNEIA <text:s/>DESCONFORTO RESPIRATORIO <text:s/>SATURACAO O2 MENOR QUE 95%</text:p>
          </table:table-cell>
          <table:table-cell office:value-type="string" calcext:value-type="string">
            <text:p>ASTENIAINAPETENCIA HIPOREXIA NAUSEAS E EPIGASTRALG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2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FEBRE <text:s/>TOSSE <text:s/>DISPNEIA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2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2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TOSS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3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FEBR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3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DOR DE GARGANTA DISPNEI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3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DOENCAS RESPIRATORIAS CRONICAS DESCOMPENSAD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10-1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4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DISPNEIA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TOSSE OUTROS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<text:s/>TOSSE <text:s/>DISPNEIA</text:p>
          </table:table-cell>
          <table:table-cell office:value-type="string" calcext:value-type="string">
            <text:p>ODINOFAG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 office:value-type="string" calcext:value-type="string">
            <text:p>2020-04-16 00:00:00+00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5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 FEBR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5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FEBR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6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6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7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<text:s/>TOSSE <text:s/>DISPNEIA <text:s/>DESCONFORTO RESPIRATORIO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7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<text:s/>TOSSE <text:s/>DISPNEIA <text:s/>SATURACAO O2 MENOR QUE 95%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8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8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2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9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9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CORIZA <text:s/>AGEUZ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29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TOSSE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0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ISPNEIA <text:s/>DESCONFORTO RESPIRATORIO <text:s/>SATURACAO O2 MENOR QUE 95%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30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TOSSE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0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1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5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1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TOSSE 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1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2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2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DISPNEI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2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TOSSE 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3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TOSSE DISPNEI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3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3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2 00:00:00+00</text:p>
          </table:table-cell>
          <table:table-cell office:value-type="string" calcext:value-type="string">
            <text:p>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4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TOSSE FEBR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4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OR DE GARGANTA DISPNEIA 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4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 DOR DE GARGANTA DISPNEI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5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CEFALEIA ODINOFAG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35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5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<text:s/>TOSSE <text:s/>DOR DE GARGANTA <text:s/>DISPNEIA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36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6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6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TOSSE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0-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36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7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7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FEBRE 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8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8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9 00:00:00+00</text:p>
          </table:table-cell>
          <table:table-cell office:value-type="string" calcext:value-type="string">
            <text:p>DOR DE GARGANT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8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9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9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39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TOSSE DOR DE GARGANTA DISPNEI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0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0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0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ISPNEI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1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DOR DE GARGANTA DISPNEI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1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1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1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-04-19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DOR DE GARGANTA DISPNEI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2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SATURACAO O2 MENOR QUE 95%</text:p>
          </table:table-cell>
          <table:table-cell office:value-type="string" calcext:value-type="string">
            <text:p>ANOREX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 office:value-type="string" calcext:value-type="string">
            <text:p>2020-04-23 00:00:00+00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80+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2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1 00:00:00+00</text:p>
          </table:table-cell>
          <table:table-cell office:value-type="string" calcext:value-type="string">
            <text:p>DOR DE GARGANT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3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2 00:00:00+00</text:p>
          </table:table-cell>
          <table:table-cell office:value-type="string" calcext:value-type="string">
            <text:p>FEBRE <text:s/>TOSSE <text:s/>DISPNEIA</text:p>
          </table:table-cell>
          <table:table-cell office:value-type="string" calcext:value-type="string">
            <text:p>ANOREXI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3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3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FEBRE <text:s/>TOSSE <text:s/>SATURACAO O2 MENOR QUE 95%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4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FEBRE <text:s/>TOSSE <text:s/>DOR DE GARGANTA</text:p>
          </table:table-cell>
          <table:table-cell office:value-type="string" calcext:value-type="string">
            <text:p>MIALGIA CORIZ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FEBRE <text:s/>TOSSE <text:s/>DOR DE GARGANTA <text:s/>DISPNEIA <text:s/>DESCONFORTO RESPIRATORIO <text:s/>SATURACAO O2 MENOR QUE 95%</text:p>
          </table:table-cell>
          <table:table-cell office:value-type="string" calcext:value-type="string">
            <text:p>VOMITOS E DIARREIA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4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FEBRE <text:s/>TOSSE <text:s/>DISPN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5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5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5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TOSSE DISPNEI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62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6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/>
          <table:table-cell office:value-type="string" calcext:value-type="string">
            <text:p>FEBRE <text:s/>TOSSE <text:s/>DOR DE GARGANTA <text:s/>DISPNEIA</text:p>
          </table:table-cell>
          <table:table-cell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46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7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7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OR DE GARGANTA DISPNEI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7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FEBRE 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8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ISPNEIA TOSSE FEBRE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8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8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FEBRE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8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3 00:00:00+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9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9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3 00:00:00+00</text:p>
          </table:table-cell>
          <table:table-cell office:value-type="string" calcext:value-type="string">
            <text:p>FEBRE DISPNEI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49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7 00:00:00+00</text:p>
          </table:table-cell>
          <table:table-cell office:value-type="string" calcext:value-type="string">
            <text:p>DOR DE GARGANTA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0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TOSSE FEBRE DISPNEI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0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DOENCAS RESPIRATORIAS CRINICAS DESCOMPENSAD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0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TOSSE OUTROS</text:p>
          </table:table-cell>
          <table:table-cell table:number-columns-repeated="2"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1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1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1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2-14 00:00:00+00</text:p>
          </table:table-cell>
          <table:table-cell office:value-type="string" calcext:value-type="string">
            <text:p>DOR DE GARGANTA TOSSE FEBRE DISPNEIA OUTROS</text:p>
          </table:table-cell>
          <table:table-cell table:number-columns-repeated="2"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2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6 00:00:00+00</text:p>
          </table:table-cell>
          <table:table-cell office:value-type="string" calcext:value-type="string">
            <text:p>DOR DE GARGANTA TOSSE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2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08 00:00:00+00</text:p>
          </table:table-cell>
          <table:table-cell office:value-type="string" calcext:value-type="string">
            <text:p>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20-2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27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ISPNEIA DOR DE GARGANTA 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0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34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TOSSE OUTROS</text:p>
          </table:table-cell>
          <table:table-cell office:value-type="string" calcext:value-type="string">
            <text:p>DIABETE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3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FEBRE TOSSE OUTROS</text:p>
          </table:table-cell>
          <table:table-cell office:value-type="string" calcext:value-type="string">
            <text:p>DOENCAS RESPIRATORIAS CRINICAS DESCOMPENSADAS DIABETE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4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DISPNEIA FEBRE TOSSE</text:p>
          </table:table-cell>
          <table:table-cell office:value-type="string" calcext:value-type="string">
            <text:p>DOENCAS RESPIRATORIAS CRINICAS DESCOMPENSAD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45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1 00:00:00+00</text:p>
          </table:table-cell>
          <table:table-cell office:value-type="string" calcext:value-type="string">
            <text:p>TOSSE DISPNEIA</text:p>
          </table:table-cell>
          <table:table-cell office:value-type="string" calcext:value-type="string">
            <text:p>DIABETE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60-6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48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6 00:00:00+00</text:p>
          </table:table-cell>
          <table:table-cell office:value-type="string" calcext:value-type="string">
            <text:p>DOR DE GARGANTA FEBRE TOSSE</text:p>
          </table:table-cell>
          <table:table-cell office:value-type="string" calcext:value-type="string">
            <text:p>DOENCAS RESPIRATORIAS CRINICAS DESCOMPENSADAS DIABETE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5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14 00:00:00+00</text:p>
          </table:table-cell>
          <table:table-cell office:value-type="string" calcext:value-type="string">
            <text:p>FEBRE <text:s/>TOSSE <text:s/>DISPNEIA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NTERNADO LEITO DE ISOLAMENTO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55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5 00:00:00+00</text:p>
          </table:table-cell>
          <table:table-cell office:value-type="string" calcext:value-type="string">
            <text:p>FEBRE TOSSE DOR DE GARGANTA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5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559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2020-04-20 00:00:00+00</text:p>
          </table:table-cell>
          <table:table-cell office:value-type="string" calcext:value-type="string">
            <text:p>FEBRE <text:s/>DESCONFORTO RESPIRATORIO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OBITO</text:p>
          </table:table-cell>
          <table:table-cell office:value-type="string" calcext:value-type="string">
            <text:p>2020-04-21 00:00:00+00</text:p>
          </table:table-cell>
          <table:table-cell office:value-type="float" office:value="261160" calcext:value-type="float">
            <text:p>261160</text:p>
          </table:table-cell>
          <table:table-cell office:value-type="string" calcext:value-type="string">
            <text:p>70-7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561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8 00:00:00+00</text:p>
          </table:table-cell>
          <table:table-cell office:value-type="string" calcext:value-type="string">
            <text:p>DOR DE GARGANTA OUTROS</text:p>
          </table:table-cell>
          <table:table-cell office:value-type="string" calcext:value-type="string">
            <text:p>DOENCAS CARDIACAS CRINICAS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40-4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63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RECIFE</text:p>
          </table:table-cell>
          <table:table-cell table:number-columns-repeated="3"/>
          <table:table-cell office:value-type="string" calcext:value-type="string">
            <text:p>NAO</text:p>
          </table:table-cell>
          <table:table-cell office:value-type="string" calcext:value-type="string">
            <text:p>EM INVESTIGACAO</text:p>
          </table:table-cell>
          <table:table-cell office:value-type="string" calcext:value-type="string">
            <text:p>AGUARDANDO RESULTADO</text:p>
          </table:table-cell>
          <table:table-cell office:value-type="string" calcext:value-type="string">
            <text:p>ISOLAMENTO DOMICILIAR</text:p>
          </table:table-cell>
          <table:table-cell/>
          <table:table-cell office:value-type="float" office:value="261160" calcext:value-type="float">
            <text:p>261160</text:p>
          </table:table-cell>
          <table:table-cell office:value-type="string" calcext:value-type="string">
            <text:p>30-39 anos</text:p>
          </table:table-cell>
          <table:table-cell office:value-type="string" calcext:value-type="string">
            <text:p>grave</text:p>
          </table:table-cell>
          <table:table-cell table:number-columns-repeated="2" office:value-type="string" calcext:value-type="string">
            <text:p>2020-07-14 22:14:56.566+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0-04-21 00:00:00+00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0-04-17 00:00:00+00</text:p>
          </table:table-cell>
          <table:table-cell office:value-type="string" calcext:value-type="string">
            <text:p>FEBRE DISPNEIA TOSSE OUTRO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M INVESTIGACAO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50-59 anos</text:p>
          </table:table-cell>
          <table:table-cell office:value-type="string" calcext:value-type="string">
            <text:p>leve</text:p>
          </table:table-cell>
          <table:table-cell table:number-columns-repeated="2" office:value-type="string" calcext:value-type="string">
            <text:p>2020-07-14 22:14:56.569+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3T22:53:32.800592219</meta:creation-date>
    <dc:date>2020-07-23T22:55:43.172623051</dc:date>
    <meta:editing-duration>PT2M11S</meta:editing-duration>
    <meta:editing-cycles>1</meta:editing-cycles>
    <meta:document-statistic meta:table-count="1" meta:cell-count="4525" meta:object-count="0"/>
    <meta:generator>LibreOffice/6.3.5.2$Linux_X86_64 LibreOffice_project/30$Build-2</meta:generator>
  </office:meta>
</office:document-meta>
</file>